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solid" draw:fill-color="#f5f5f5" draw:textarea-horizontal-align="justify" draw:textarea-vertical-align="middle" draw:auto-grow-height="false" fo:min-height="0.499cm" fo:min-width="3.812cm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5.909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5" style:family="graphic" style:parent-style-name="standard">
      <style:graphic-properties svg:stroke-color="#e8e8e8" draw:fill-color="#d0d0d0" draw:textarea-horizontal-align="justify" draw:textarea-vertical-align="middle" draw:auto-grow-height="false" fo:min-height="0.062cm" fo:min-width="0cm"/>
      <style:paragraph-properties style:writing-mode="lr-tb"/>
    </style:style>
    <style:style style:name="gr6" style:family="graphic" style:parent-style-name="standard">
      <style:graphic-properties svg:stroke-color="#e8e8e8" draw:fill-color="#b2b2b2" draw:textarea-horizontal-align="justify" draw:textarea-vertical-align="middle" draw:auto-grow-height="false" fo:min-height="0.062cm" fo:min-width="0cm"/>
      <style:paragraph-properties style:writing-mode="lr-tb"/>
    </style:style>
    <style:style style:name="gr7" style:family="graphic" style:parent-style-name="standard">
      <style:graphic-properties svg:stroke-color="#e8e8e8" draw:fill-color="#999999" draw:textarea-horizontal-align="justify" draw:textarea-vertical-align="middle" draw:auto-grow-height="false" fo:min-height="0.062cm" fo:min-width="0cm"/>
      <style:paragraph-properties style:writing-mode="lr-tb"/>
    </style:style>
    <style:style style:name="gr8" style:family="graphic" style:parent-style-name="standard">
      <style:graphic-properties svg:stroke-color="#e8e8e8" draw:fill-color="#d0d0d0" draw:textarea-horizontal-align="justify" draw:textarea-vertical-align="middle" draw:auto-grow-height="false" fo:min-height="0.061cm" fo:min-width="0cm"/>
      <style:paragraph-properties style:writing-mode="lr-tb"/>
    </style:style>
    <style:style style:name="gr9" style:family="graphic" style:parent-style-name="standard">
      <style:graphic-properties svg:stroke-color="#e8e8e8" draw:fill-color="#b2b2b2" draw:textarea-horizontal-align="justify" draw:textarea-vertical-align="middle" draw:auto-grow-height="false" fo:min-height="0.061cm" fo:min-width="0cm"/>
      <style:paragraph-properties style:writing-mode="lr-tb"/>
    </style:style>
    <style:style style:name="gr10" style:family="graphic" style:parent-style-name="standard">
      <style:graphic-properties svg:stroke-color="#e8e8e8" draw:fill-color="#999999" draw:textarea-horizontal-align="justify" draw:textarea-vertical-align="middle" draw:auto-grow-height="false" fo:min-height="0.061cm" fo:min-width="0cm"/>
      <style:paragraph-properties style:writing-mode="lr-tb"/>
    </style:style>
    <style:style style:name="gr11" style:family="graphic" style:parent-style-name="objectwithoutfill">
      <style:graphic-properties svg:stroke-color="#000000" draw:fill="solid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1cm" fo:min-width="0.29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9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13cm" fo:min-width="0.19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9cm" fo:min-width="0.19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39cm" fo:min-width="0.29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39cm" fo:min-width="0.36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67cm" fo:min-width="0cm"/>
      <style:paragraph-properties style:writing-mode="lr-tb"/>
    </style:style>
    <style:style style:name="gr19" style:family="graphic" style:parent-style-name="objectwithoutfill">
      <style:graphic-properties draw:stroke="dash" draw:stroke-dash="Dot" svg:stroke-width="0cm" svg:stroke-color="#000000" draw:marker-start-width="0.2cm" draw:marker-end-width="0.2cm" draw:fill="solid" draw:textarea-horizontal-align="center" draw:textarea-vertical-align="middle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fo:min-height="0.15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3cm" fo:min-width="0.292cm"/>
      <style:paragraph-properties style:writing-mode="lr-tb"/>
    </style:style>
    <style:style style:name="P1" style:family="paragraph">
      <loext:graphic-properties draw:fill="solid" draw:fill-color="#f5f5f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.8cm" fo:margin-bottom="0.8cm" fo:line-height="100%" fo:text-align="start" fo:text-indent="0cm"/>
    </style:style>
    <style:style style:name="P5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style:font-name="Liberation Sans1" fo:font-size="4pt"/>
    </style:style>
    <style:style style:name="P8" style:family="paragraph">
      <loext:graphic-properties draw:fill-color="#d0d0d0"/>
      <style:paragraph-properties fo:text-align="center" style:writing-mode="lr-tb"/>
      <style:text-properties style:font-name="Liberation Sans1" fo:font-size="4pt"/>
    </style:style>
    <style:style style:name="P9" style:family="paragraph">
      <loext:graphic-properties draw:fill-color="#b2b2b2"/>
      <style:paragraph-properties fo:text-align="center" style:writing-mode="lr-tb"/>
      <style:text-properties style:font-name="Liberation Sans1" fo:font-size="4pt"/>
    </style:style>
    <style:style style:name="P10" style:family="paragraph">
      <loext:graphic-properties draw:fill-color="#999999"/>
      <style:paragraph-properties fo:text-align="center" style:writing-mode="lr-tb"/>
      <style:text-properties style:font-name="Liberation Sans1" fo:font-size="4pt"/>
    </style:style>
    <style:style style:name="P11" style:family="paragraph">
      <loext:graphic-properties draw:fill="solid"/>
      <style:paragraph-properties fo:text-align="center"/>
      <style:text-properties style:font-name="Liberation Sans1" fo:font-size="4pt"/>
    </style:style>
    <style:style style:name="P12" style:family="paragraph">
      <style:paragraph-properties fo:text-align="end"/>
      <style:text-properties style:font-name="Liberation Sans1" fo:font-size="4pt"/>
    </style:style>
    <style:style style:name="P13" style:family="paragraph">
      <loext:graphic-properties draw:fill="none" draw:fill-color="#ffffff"/>
      <style:paragraph-properties fo:text-align="end" style:writing-mode="lr-tb"/>
      <style:text-properties style:font-name="Liberation Sans1" fo:font-size="4pt" style:font-size-asian="6pt" style:font-size-complex="6pt"/>
    </style:style>
    <style:style style:name="P14" style:family="paragraph">
      <style:text-properties style:font-name="Liberation Sans1" fo:font-size="4pt"/>
    </style:style>
    <style:style style:name="P15" style:family="paragraph">
      <loext:graphic-properties draw:fill="none" draw:fill-color="#ffffff"/>
      <style:paragraph-properties style:writing-mode="lr-tb"/>
      <style:text-properties style:font-name="Liberation Sans1" fo:font-size="4pt" style:font-size-asian="6pt" style:font-size-complex="6pt"/>
    </style:style>
    <style:style style:name="P16" style:family="paragraph">
      <style:paragraph-properties fo:text-align="start"/>
      <style:text-properties style:font-name="Liberation Sans1" fo:font-size="4pt"/>
    </style:style>
    <style:style style:name="P17" style:family="paragraph">
      <loext:graphic-properties draw:fill="none" draw:fill-color="#ffffff"/>
      <style:paragraph-properties fo:text-align="start" style:writing-mode="lr-tb"/>
      <style:text-properties style:font-name="Liberation Sans1" fo:font-size="4pt" style:font-size-asian="6pt" style:font-size-complex="6pt"/>
    </style:style>
    <style:style style:name="P18" style:family="paragraph">
      <style:paragraph-properties fo:margin-top="0.5cm" fo:margin-bottom="0.5cm" fo:text-align="start"/>
      <style:text-properties style:font-name="Liberation Serif" fo:font-size="6pt"/>
    </style:style>
    <style:style style:name="P19" style:family="paragraph">
      <style:paragraph-properties fo:margin-left="0cm" fo:margin-right="0cm" fo:margin-top="0.5cm" fo:margin-bottom="0.5cm" fo:line-height="100%" fo:text-align="start" fo:text-indent="0cm"/>
      <style:text-properties style:font-name="Liberation Serif" fo:font-size="6pt"/>
    </style:style>
    <style:style style:name="P20" style:family="paragraph">
      <loext:graphic-properties draw:fill="none" draw:fill-color="#ffffff"/>
      <style:paragraph-properties fo:margin-top="0.5cm" fo:margin-bottom="0.5cm" fo:text-align="start" style:writing-mode="lr-tb"/>
      <style:text-properties style:font-name="Liberation Serif" fo:font-size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size-asian="6pt" style:font-size-complex="6pt"/>
    </style:style>
    <style:style style:name="T5" style:family="text">
      <style:text-properties style:font-name="Liberation Serif" fo:font-size="6pt"/>
    </style:style>
    <style:style style:name="T6" style:family="text">
      <style:text-properties style:font-name="Liberation Serif" fo:font-size="6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3cm" svg:height="0.749cm" svg:x="5.299cm" svg:y="4.3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3cm" svg:height="0.749cm" svg:x="5.299cm" svg:y="5.85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192cm" svg:height="0.887cm" svg:x="0cm" svg:y="0cm">
          <draw:text-box>
            <text:p text:style-name="P2"><text:span text:style-name="T1">Tr</text:span><text:span text:style-name="T1">an</text:span><text:span text:style-name="T1">s-</text:span><text:span text:style-name="T1">Pr</text:span><text:span text:style-name="T1">ec</text:span><text:span text:style-name="T1">isi</text:span><text:span text:style-name="T1">on </text:span><text:span text:style-name="T1">Ne</text:span><text:span text:style-name="T1">ur</text:span><text:span text:style-name="T1">al </text:span><text:span text:style-name="T1">Ne</text:span><text:span text:style-name="T1">tw</text:span><text:span text:style-name="T1">or</text:span><text:span text:style-name="T1">k </text:span><text:span text:style-name="T1">De</text:span><text:span text:style-name="T1">pl</text:span><text:span text:style-name="T1">oy</text:span><text:span text:style-name="T1">m</text:span><text:span text:style-name="T1">en</text:span><text:span text:style-name="T1">t </text:span><text:span text:style-name="T1">fo</text:span><text:span text:style-name="T1">r </text:span><text:span text:style-name="T1">Lo</text:span><text:span text:style-name="T1">w-</text:span><text:span text:style-name="T1">Po</text:span><text:span text:style-name="T1">w</text:span><text:span text:style-name="T1">er </text:span><text:span text:style-name="T1">E</text:span><text:span text:style-name="T1">m</text:span><text:span text:style-name="T1">be</text:span><text:span text:style-name="T1">dd</text:span><text:span text:style-name="T1">ed </text:span><text:span text:style-name="T1">Sy</text:span><text:span text:style-name="T1">st</text:span><text:span text:style-name="T1">e</text:span><text:span text:style-name="T1">m</text:span><text:span text:style-name="T1">s</text:span></text:p>
          </draw:text-box>
        </draw:frame>
        <draw:frame draw:style-name="gr3" draw:text-style-name="P5" draw:layer="layout" svg:width="4.572cm" svg:height="6.159cm" svg:x="0.111cm" svg:y="2.178cm">
          <draw:text-box>
            <text:p text:style-name="P4"><text:span text:style-name="T2">A</text:span><text:span text:style-name="T2">bs</text:span><text:span text:style-name="T2">tra</text:span><text:span text:style-name="T2">cti</text:span><text:span text:style-name="T2">on </text:span><text:span text:style-name="T2">le</text:span><text:span text:style-name="T2">ve</text:span><text:span text:style-name="T2">ls:</text:span></text:p>
            <text:list text:style-name="L2">
              <text:list-item>
                <text:p text:style-name="P4"><text:span text:style-name="T3">M</text:span><text:span text:style-name="T3">o</text:span><text:span text:style-name="T3">d</text:span><text:span text:style-name="T3">e</text:span><text:span text:style-name="T3">l</text:span><text:span text:style-name="T3"> </text:span><text:span text:style-name="T3">d</text:span><text:span text:style-name="T3">e</text:span><text:span text:style-name="T3">p</text:span><text:span text:style-name="T3">l</text:span><text:span text:style-name="T3">o</text:span><text:span text:style-name="T3">y</text:span><text:span text:style-name="T3">m</text:span><text:span text:style-name="T3">e</text:span><text:span text:style-name="T3">n</text:span><text:span text:style-name="T3">t</text:span></text:p>
              </text:list-item>
              <text:list-item>
                <text:p text:style-name="P4"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 </text:span><text:span text:style-name="T3">i</text:span><text:span text:style-name="T3">n</text:span><text:span text:style-name="T3">f</text:span><text:span text:style-name="T3">r</text:span><text:span text:style-name="T3">a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u</text:span><text:span text:style-name="T3">r</text:span><text:span text:style-name="T3">e</text:span></text:p>
              </text:list-item>
              <text:list-item>
                <text:p text:style-name="P4"><text:span text:style-name="T3">S</text:span><text:span text:style-name="T3">t</text:span><text:span text:style-name="T3">r</text:span><text:span text:style-name="T3">e</text:span><text:span text:style-name="T3">a</text:span><text:span text:style-name="T3">m</text:span><text:span text:style-name="T3">l</text:span><text:span text:style-name="T3">i</text:span><text:span text:style-name="T3">n</text:span><text:span text:style-name="T3">e</text:span><text:span text:style-name="T3">d</text:span><text:span text:style-name="T3"> </text:span><text:span text:style-name="T3">a</text:span><text:span text:style-name="T3">c</text:span><text:span text:style-name="T3">c</text:span><text:span text:style-name="T3">e</text:span><text:span text:style-name="T3">l</text:span><text:span text:style-name="T3">e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/text:p>
              </text:list-item>
              <text:list-item>
                <text:p text:style-name="P4"><text:span text:style-name="T2">O</text:span><text:span text:style-name="T2">p</text:span><text:span text:style-name="T2">t</text:span><text:span text:style-name="T2">i</text:span><text:span text:style-name="T2">m</text:span><text:span text:style-name="T2">i</text:span><text:span text:style-name="T2">z</text:span><text:span text:style-name="T2">e</text:span><text:span text:style-name="T2">d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i</text:span><text:span text:style-name="T2">n</text:span><text:span text:style-name="T2">g</text:span></text:p>
              </text:list-item>
            </text:list>
            <text:list text:style-name="L3">
              <text:list-header>
                <text:p text:style-name="P4"><text:span text:style-name="T3"/></text:p>
              </text:list-header>
            </text:list>
          </draw:text-box>
        </draw:frame>
        <draw:custom-shape draw:style-name="gr4" draw:text-style-name="P6" draw:layer="layout" svg:width="4.191cm" svg:height="0.762cm" svg:x="0.238cm" svg:y="6.5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126cm" svg:height="0.312cm" svg:x="7.978cm" svg:y="2.535cm">
          <text:p text:style-name="P7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0.126cm" svg:height="0.312cm" svg:x="8.104cm" svg:y="2.535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0.127cm" svg:height="0.312cm" svg:x="8.23cm" svg:y="2.535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0.126cm" svg:height="0.312cm" svg:x="8.357cm" svg:y="2.535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0.126cm" svg:height="0.312cm" svg:x="8.483cm" svg:y="2.535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0.127cm" svg:height="0.312cm" svg:x="8.61cm" svg:y="2.535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0.127cm" svg:height="0.312cm" svg:x="8.737cm" svg:y="2.535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0.126cm" svg:height="0.312cm" svg:x="8.864cm" svg:y="2.535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0.127cm" svg:height="0.312cm" svg:x="8.99cm" svg:y="2.535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26cm" svg:height="0.312cm" svg:x="9.117cm" svg:y="2.535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26cm" svg:height="0.312cm" svg:x="9.243cm" svg:y="2.535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27cm" svg:height="0.312cm" svg:x="9.369cm" svg:y="2.535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27cm" svg:height="0.312cm" svg:x="9.496cm" svg:y="2.535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27cm" svg:height="0.312cm" svg:x="9.623cm" svg:y="2.535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26cm" svg:height="0.312cm" svg:x="9.75cm" svg:y="2.535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26cm" svg:height="0.312cm" svg:x="9.876cm" svg:y="2.535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27cm" svg:height="0.312cm" svg:x="10.002cm" svg:y="2.535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27cm" svg:height="0.312cm" svg:x="10.127cm" svg:y="2.535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26cm" svg:height="0.312cm" svg:x="10.254cm" svg:y="2.535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27cm" svg:height="0.312cm" svg:x="10.38cm" svg:y="2.535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26cm" svg:height="0.312cm" svg:x="10.507cm" svg:y="2.535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26cm" svg:height="0.312cm" svg:x="10.634cm" svg:y="2.535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26cm" svg:height="0.312cm" svg:x="10.76cm" svg:y="2.535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26cm" svg:height="0.312cm" svg:x="10.886cm" svg:y="2.535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28cm" svg:height="0.312cm" svg:x="11.012cm" svg:y="2.535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27cm" svg:height="0.312cm" svg:x="11.139cm" svg:y="2.535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26cm" svg:height="0.312cm" svg:x="11.266cm" svg:y="2.535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26cm" svg:height="0.312cm" svg:x="11.392cm" svg:y="2.535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28cm" svg:height="0.312cm" svg:x="11.518cm" svg:y="2.535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26cm" svg:height="0.312cm" svg:x="11.646cm" svg:y="2.535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26cm" svg:height="0.312cm" svg:x="11.772cm" svg:y="2.535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27cm" svg:height="0.312cm" svg:x="11.898cm" svg:y="2.535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0.127cm" svg:height="0.312cm" svg:x="8.61cm" svg:y="4.742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0.127cm" svg:height="0.312cm" svg:x="8.737cm" svg:y="4.742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0.126cm" svg:height="0.312cm" svg:x="8.864cm" svg:y="4.742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0.127cm" svg:height="0.312cm" svg:x="8.99cm" svg:y="4.742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0.126cm" svg:height="0.312cm" svg:x="9.117cm" svg:y="4.742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0.126cm" svg:height="0.312cm" svg:x="8.483cm" svg:y="4.742cm">
          <text:p text:style-name="P7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0.126cm" svg:height="0.311cm" svg:x="7.978cm" svg:y="3.271cm">
          <text:p text:style-name="P7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0.126cm" svg:height="0.311cm" svg:x="8.104cm" svg:y="3.271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0.127cm" svg:height="0.311cm" svg:x="8.23cm" svg:y="3.271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0.126cm" svg:height="0.311cm" svg:x="8.357cm" svg:y="3.271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0.126cm" svg:height="0.311cm" svg:x="8.483cm" svg:y="3.271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0.127cm" svg:height="0.311cm" svg:x="8.61cm" svg:y="3.271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0.127cm" svg:height="0.311cm" svg:x="8.737cm" svg:y="3.271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0.126cm" svg:height="0.311cm" svg:x="8.864cm" svg:y="3.271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0.127cm" svg:height="0.311cm" svg:x="8.99cm" svg:y="3.271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126cm" svg:height="0.311cm" svg:x="9.117cm" svg:y="3.271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126cm" svg:height="0.311cm" svg:x="9.243cm" svg:y="3.271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127cm" svg:height="0.311cm" svg:x="9.369cm" svg:y="3.271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127cm" svg:height="0.311cm" svg:x="9.496cm" svg:y="3.271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127cm" svg:height="0.311cm" svg:x="9.623cm" svg:y="3.271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126cm" svg:height="0.311cm" svg:x="9.75cm" svg:y="3.271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126cm" svg:height="0.311cm" svg:x="9.876cm" svg:y="3.271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0.126cm" svg:height="0.311cm" svg:x="8.357cm" svg:y="4.007cm">
          <text:p text:style-name="P7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0.126cm" svg:height="0.311cm" svg:x="8.483cm" svg:y="4.007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0.128cm" svg:height="0.311cm" svg:x="8.609cm" svg:y="4.007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0.127cm" svg:height="0.311cm" svg:x="8.737cm" svg:y="4.007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0.126cm" svg:height="0.311cm" svg:x="8.864cm" svg:y="4.007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0.127cm" svg:height="0.311cm" svg:x="8.99cm" svg:y="4.007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127cm" svg:height="0.311cm" svg:x="9.496cm" svg:y="4.007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126cm" svg:height="0.311cm" svg:x="9.623cm" svg:y="4.007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126cm" svg:height="0.311cm" svg:x="9.749cm" svg:y="4.007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126cm" svg:height="0.311cm" svg:x="9.875cm" svg:y="4.007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127cm" svg:height="0.311cm" svg:x="10.002cm" svg:y="4.007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127cm" svg:height="0.311cm" svg:x="10.129cm" svg:y="4.007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126cm" svg:height="0.311cm" svg:x="10.256cm" svg:y="4.007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126cm" svg:height="0.311cm" svg:x="9.117cm" svg:y="4.007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126cm" svg:height="0.311cm" svg:x="9.243cm" svg:y="4.007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127cm" svg:height="0.311cm" svg:x="9.369cm" svg:y="4.007cm">
          <text:p text:style-name="P7">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1" draw:layer="layout" svg:x1="8.104cm" svg:y1="2.39cm" svg:x2="8.104cm" svg:y2="2.535cm">
          <text:p/>
        </draw:line>
        <draw:line draw:style-name="gr11" draw:text-style-name="P11" draw:layer="layout" svg:x1="9.118cm" svg:y1="2.391cm" svg:x2="9.118cm" svg:y2="2.536cm">
          <text:p/>
        </draw:line>
        <draw:line draw:style-name="gr11" draw:text-style-name="P11" draw:layer="layout" svg:x1="12.024cm" svg:y1="2.39cm" svg:x2="12.024cm" svg:y2="2.535cm">
          <text:p/>
        </draw:line>
        <draw:line draw:style-name="gr11" draw:text-style-name="P11" draw:layer="layout" svg:x1="8.103cm" svg:y1="2.39cm" svg:x2="12.025cm" svg:y2="2.39cm">
          <text:p/>
        </draw:line>
        <draw:frame draw:style-name="gr12" draw:text-style-name="P13" draw:layer="layout" svg:width="1.355cm" svg:height="0.491cm" svg:x="8.362cm" svg:y="2.06cm">
          <draw:text-box>
            <text:p text:style-name="P12"><text:span text:style-name="T4">8-bit</text:span></text:p>
          </draw:text-box>
        </draw:frame>
        <draw:frame draw:style-name="gr13" draw:text-style-name="P15" draw:layer="layout" svg:width="1.282cm" svg:height="0.408cm" svg:x="9.243cm" svg:y="2.061cm">
          <draw:text-box>
            <text:p text:style-name="P14"><text:span text:style-name="T4">23-bit</text:span></text:p>
          </draw:text-box>
        </draw:frame>
        <draw:line draw:style-name="gr11" draw:text-style-name="P11" draw:layer="layout" svg:x1="8.104cm" svg:y1="3.126cm" svg:x2="8.104cm" svg:y2="3.271cm">
          <text:p/>
        </draw:line>
        <draw:line draw:style-name="gr11" draw:text-style-name="P11" draw:layer="layout" svg:x1="9.118cm" svg:y1="3.126cm" svg:x2="9.118cm" svg:y2="3.271cm">
          <text:p/>
        </draw:line>
        <draw:line draw:style-name="gr11" draw:text-style-name="P11" draw:layer="layout" svg:x1="10.001cm" svg:y1="3.126cm" svg:x2="10.001cm" svg:y2="3.271cm">
          <text:p/>
        </draw:line>
        <draw:line draw:style-name="gr11" draw:text-style-name="P11" draw:layer="layout" svg:x1="8.104cm" svg:y1="3.126cm" svg:x2="10.002cm" svg:y2="3.126cm">
          <text:p/>
        </draw:line>
        <draw:frame draw:style-name="gr14" draw:text-style-name="P17" draw:layer="layout" svg:width="1.226cm" svg:height="0.408cm" svg:x="8.364cm" svg:y="2.796cm">
          <draw:text-box>
            <text:p text:style-name="P16"><text:span text:style-name="T4">8-bit</text:span></text:p>
          </draw:text-box>
        </draw:frame>
        <draw:frame draw:style-name="gr15" draw:text-style-name="P15" draw:layer="layout" svg:width="1.282cm" svg:height="0.408cm" svg:x="9.243cm" svg:y="2.797cm">
          <draw:text-box>
            <text:p text:style-name="P14"><text:span text:style-name="T4">7-bit</text:span></text:p>
          </draw:text-box>
        </draw:frame>
        <draw:line draw:style-name="gr11" draw:text-style-name="P11" draw:layer="layout" svg:x1="8.485cm" svg:y1="3.861cm" svg:x2="8.485cm" svg:y2="4.006cm">
          <text:p/>
        </draw:line>
        <draw:line draw:style-name="gr11" draw:text-style-name="P11" draw:layer="layout" svg:x1="9.118cm" svg:y1="3.862cm" svg:x2="9.118cm" svg:y2="4.007cm">
          <text:p/>
        </draw:line>
        <draw:line draw:style-name="gr11" draw:text-style-name="P11" draw:layer="layout" svg:x1="10.382cm" svg:y1="3.861cm" svg:x2="10.382cm" svg:y2="4.006cm">
          <text:p/>
        </draw:line>
        <draw:line draw:style-name="gr11" draw:text-style-name="P11" draw:layer="layout" svg:x1="8.485cm" svg:y1="3.861cm" svg:x2="10.382cm" svg:y2="3.861cm">
          <text:p/>
        </draw:line>
        <draw:frame draw:style-name="gr16" draw:text-style-name="P17" draw:layer="layout" svg:width="1.355cm" svg:height="0.408cm" svg:x="8.362cm" svg:y="3.532cm">
          <draw:text-box>
            <text:p text:style-name="P16"><text:span text:style-name="T4">5-bit</text:span></text:p>
          </draw:text-box>
        </draw:frame>
        <draw:frame draw:style-name="gr17" draw:text-style-name="P15" draw:layer="layout" svg:width="1.028cm" svg:height="0.408cm" svg:x="9.243cm" svg:y="3.532cm">
          <draw:text-box>
            <text:p text:style-name="P14"><text:span text:style-name="T4">10-bit</text:span></text:p>
          </draw:text-box>
        </draw:frame>
        <draw:line draw:style-name="gr11" draw:text-style-name="P11" draw:layer="layout" svg:x1="8.609cm" svg:y1="4.597cm" svg:x2="8.609cm" svg:y2="4.742cm">
          <text:p/>
        </draw:line>
        <draw:line draw:style-name="gr11" draw:text-style-name="P11" draw:layer="layout" svg:x1="9.118cm" svg:y1="4.598cm" svg:x2="9.118cm" svg:y2="4.743cm">
          <text:p/>
        </draw:line>
        <draw:line draw:style-name="gr11" draw:text-style-name="P11" draw:layer="layout" svg:x1="9.243cm" svg:y1="4.597cm" svg:x2="9.243cm" svg:y2="4.742cm">
          <text:p/>
        </draw:line>
        <draw:line draw:style-name="gr11" draw:text-style-name="P11" draw:layer="layout" svg:x1="8.609cm" svg:y1="4.597cm" svg:x2="9.242cm" svg:y2="4.597cm">
          <text:p/>
        </draw:line>
        <draw:frame draw:style-name="gr13" draw:text-style-name="P17" draw:layer="layout" svg:width="0.972cm" svg:height="0.408cm" svg:x="8.364cm" svg:y="4.267cm">
          <draw:text-box>
            <text:p text:style-name="P16"><text:span text:style-name="T4">4-bit</text:span></text:p>
          </draw:text-box>
        </draw:frame>
        <draw:frame draw:style-name="gr13" draw:text-style-name="P15" draw:layer="layout" svg:width="1.027cm" svg:height="0.408cm" svg:x="8.944cm" svg:y="4.268cm">
          <draw:text-box>
            <text:p text:style-name="P14"><text:span text:style-name="T4">1-bit</text:span></text:p>
          </draw:text-box>
        </draw:frame>
        <draw:frame draw:style-name="gr18" draw:text-style-name="P20" draw:layer="layout" svg:width="3.429cm" svg:height="4.917cm" svg:x="5.199cm" svg:y="2.424cm">
          <draw:text-box>
            <text:p text:style-name="P18">IEEE 754 single-precision</text:p>
            <text:p text:style-name="P19"><text:span text:style-name="T5">IEEE half-precision 16-bit</text:span></text:p>
            <text:p text:style-name="P19"><text:span text:style-name="T5">BFloat16 16-bit</text:span></text:p>
            <text:p text:style-name="P19"><text:span text:style-name="T6">Float6 6-bit</text:span></text:p>
            <text:p text:style-name="P19"><text:span text:style-name="T5">Logarithmic 6-bit</text:span></text:p>
            <text:p text:style-name="P19"><text:span text:style-name="T6">Logarithmic 4-bit</text:span></text:p>
            <text:p text:style-name="P19"><text:span text:style-name="T5"/></text:p>
          </draw:text-box>
        </draw:frame>
        <draw:custom-shape draw:style-name="gr9" draw:text-style-name="P9" draw:layer="layout" svg:width="0.127cm" svg:height="0.311cm" svg:x="8.483cm" svg:y="5.478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0.126cm" svg:height="0.311cm" svg:x="8.738cm" svg:y="5.478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0.127cm" svg:height="0.311cm" svg:x="8.864cm" svg:y="5.478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0.127cm" svg:height="0.311cm" svg:x="8.991cm" svg:y="5.478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0.126cm" svg:height="0.311cm" svg:x="8.357cm" svg:y="5.478cm">
          <text:p text:style-name="P7">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1" draw:layer="layout" svg:x1="8.483cm" svg:y1="5.332cm" svg:x2="8.483cm" svg:y2="5.477cm">
          <text:p/>
        </draw:line>
        <draw:line draw:style-name="gr11" draw:text-style-name="P11" draw:layer="layout" svg:x1="9.119cm" svg:y1="5.333cm" svg:x2="9.119cm" svg:y2="5.478cm">
          <text:p/>
        </draw:line>
        <draw:line draw:style-name="gr11" draw:text-style-name="P11" draw:layer="layout" svg:x1="8.483cm" svg:y1="5.332cm" svg:x2="9.118cm" svg:y2="5.332cm">
          <text:p/>
        </draw:line>
        <draw:frame draw:style-name="gr13" draw:text-style-name="P17" draw:layer="layout" svg:width="0.971cm" svg:height="0.408cm" svg:x="8.365cm" svg:y="5.003cm">
          <draw:text-box>
            <text:p text:style-name="P16"><text:span text:style-name="T4">5-bit</text:span></text:p>
          </draw:text-box>
        </draw:frame>
        <draw:custom-shape draw:style-name="gr9" draw:text-style-name="P9" draw:layer="layout" svg:width="0.127cm" svg:height="0.311cm" svg:x="8.61cm" svg:y="5.478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1" draw:layer="layout" svg:x1="9.118cm" svg:y1="1.862cm" svg:x2="9.118cm" svg:y2="6.677cm">
          <text:p/>
        </draw:line>
        <draw:frame draw:style-name="gr20" draw:text-style-name="P15" draw:layer="layout" svg:width="3.048cm" svg:height="0.408cm" svg:x="7.604cm" svg:y="1.762cm">
          <draw:text-box>
            <text:p text:style-name="P14"><text:span text:style-name="T4">Sign <text:s text:c="5"/>Exponent <text:s text:c="10"/>Mantissa</text:span></text:p>
          </draw:text-box>
        </draw:frame>
        <draw:line draw:style-name="gr11" draw:text-style-name="P11" draw:layer="layout" svg:x1="8.042cm" svg:y1="2.123cm" svg:x2="8.042cm" svg:y2="2.536cm">
          <text:p/>
        </draw:line>
        <draw:custom-shape draw:style-name="gr6" draw:text-style-name="P9" draw:layer="layout" svg:width="0.127cm" svg:height="0.312cm" svg:x="8.611cm" svg:y="6.242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0.127cm" svg:height="0.312cm" svg:x="8.738cm" svg:y="6.242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0.126cm" svg:height="0.312cm" svg:x="8.865cm" svg:y="6.242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0.127cm" svg:height="0.312cm" svg:x="8.991cm" svg:y="6.242cm">
          <text:p text:style-name="P7">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1" draw:layer="layout" svg:x1="8.61cm" svg:y1="6.097cm" svg:x2="8.61cm" svg:y2="6.242cm">
          <text:p/>
        </draw:line>
        <draw:line draw:style-name="gr11" draw:text-style-name="P11" draw:layer="layout" svg:x1="9.119cm" svg:y1="6.098cm" svg:x2="9.119cm" svg:y2="6.243cm">
          <text:p/>
        </draw:line>
        <draw:line draw:style-name="gr11" draw:text-style-name="P11" draw:layer="layout" svg:x1="8.61cm" svg:y1="6.097cm" svg:x2="9.119cm" svg:y2="6.097cm">
          <text:p/>
        </draw:line>
        <draw:frame draw:style-name="gr21" draw:text-style-name="P17" draw:layer="layout" svg:width="0.89cm" svg:height="0.408cm" svg:x="8.365cm" svg:y="5.767cm">
          <draw:text-box>
            <text:p text:style-name="P16"><text:span text:style-name="T4">4-bi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46:26.326393450</dc:date>
    <meta:editing-duration>PT5H45M12S</meta:editing-duration>
    <meta:editing-cycles>77</meta:editing-cycles>
    <meta:generator>LibreOffice/6.4.7.2$Linux_X86_64 LibreOffice_project/40$Build-2</meta:generator>
    <meta:document-statistic meta:object-count="121"/>
  </office:meta>
</office:document-meta>
</file>